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azli3" svg:font-family="Nazli"/>
    <style:font-face style:name="Nazli2" svg:font-family="Nazli" style:font-adornments="Regular"/>
    <style:font-face style:name="Tahoma1" svg:font-family="Tahoma"/>
    <style:font-face style:name="Courier" svg:font-family="Courier" style:font-family-generic="modern"/>
    <style:font-face style:name="Nazli" svg:font-family="Nazli" style:font-adornments="Bold" style:font-pitch="variable"/>
    <style:font-face style:name="Nazli1" svg:font-family="Nazli" style:font-adornments="Regular"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عنوان">
      <style:text-properties fo:font-size="18pt" style:font-size-asian="18pt" style:font-size-complex="18pt" style:language-complex="fa" style:country-complex="IR"/>
    </style:style>
    <style:style style:name="P2" style:family="paragraph" style:parent-style-name="نویسنده">
      <style:text-properties style:language-complex="fa" style:country-complex="IR"/>
    </style:style>
    <style:style style:name="P3" style:family="paragraph" style:parent-style-name="اطلاعات_20_نویسنده">
      <style:text-properties style:language-complex="fa" style:country-complex="IR"/>
    </style:style>
    <style:style style:name="P4" style:family="paragraph" style:parent-style-name="اطلاعات_20_نویسنده">
      <style:text-properties fo:font-size="13pt" style:font-size-asian="13pt" style:font-size-complex="13pt" style:language-complex="fa" style:country-complex="IR"/>
    </style:style>
    <style:style style:name="P5" style:family="paragraph" style:parent-style-name="ایمیل">
      <style:text-properties fo:font-size="13pt" style:font-size-asian="13pt" style:font-name-complex="Nazli2" style:font-size-complex="13pt" style:language-complex="fa" style:country-complex="IR"/>
    </style:style>
    <style:style style:name="P6" style:family="paragraph" style:parent-style-name="تیتر_20_1">
      <style:text-properties style:language-complex="fa" style:country-complex="IR"/>
    </style:style>
    <style:style style:name="P7" style:family="paragraph" style:parent-style-name="پاراگراف">
      <style:text-properties style:language-complex="fa" style:country-complex="IR"/>
    </style:style>
    <style:style style:name="P8" style:family="paragraph" style:parent-style-name="موردی" style:list-style-name="L1"/>
    <style:style style:name="P9" style:family="paragraph" style:parent-style-name="موردی" style:list-style-name="L1">
      <style:text-properties style:language-complex="fa" style:country-complex="IR"/>
    </style:style>
    <style:style style:name="P10" style:family="paragraph" style:parent-style-name="موردی" style:list-style-name="L2">
      <style:text-properties style:language-complex="fa" style:country-complex="IR"/>
    </style:style>
    <style:style style:name="T1" style:family="text">
      <style:text-properties fo:font-size="16pt" style:font-size-asian="16pt" style:font-size-complex="16pt"/>
    </style:style>
    <style:style style:name="T2" style:family="text">
      <style:text-properties style:font-name-complex="Nazli2"/>
    </style:style>
    <style:style style:name="T3" style:family="text">
      <style:text-properties style:font-name-complex="Nazli3"/>
    </style:style>
    <style:style style:name="T4" style:family="text">
      <style:text-properties fo:font-size="15pt" fo:font-weight="normal" style:font-size-asian="15pt" style:font-weight-asian="normal" style:font-size-complex="15pt" style:language-complex="fa" style:country-complex="IR" style:font-weight-complex="normal"/>
    </style:style>
    <style:style style:name="T5" style:family="text">
      <style:text-properties fo:font-size="13pt" fo:font-weight="normal" style:font-size-asian="13pt" style:font-weight-asian="normal" style:font-size-complex="13pt" style:language-complex="fa" style:country-complex="IR" style:font-weight-complex="normal"/>
    </style:style>
    <style:style style:name="T6" style:family="text">
      <style:text-properties fo:font-size="14pt" fo:font-weight="normal" style:font-size-asian="14pt" style:font-weight-asian="normal" style:font-size-complex="14pt" style:language-complex="fa" style:country-complex="IR" style:font-weight-complex="normal"/>
    </style:style>
    <style:style style:name="T7" style:family="text">
      <style:text-properties fo:font-size="15pt" fo:font-weight="bold" style:font-size-asian="15pt" style:font-weight-asian="bold" style:font-size-complex="15pt" style:language-complex="fa" style:country-complex="IR" style:font-weight-complex="bold"/>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2pt" style:font-size-asian="12pt" style:font-size-complex="12pt"/>
    </style:style>
    <style:style style:name="T10" style:family="text">
      <style:text-properties fo:font-weight="bold" style:font-weight-asian="bold" style:font-weight-complex="bold"/>
    </style:style>
    <style:style style:name="T11" style:family="text">
      <style:text-properties fo:font-size="13pt" style:font-size-asian="13pt" style:font-size-complex="13pt"/>
    </style:style>
    <text:list-style style:name="L1">
      <text:list-level-style-bullet text:level="1" text:style-name="Bullet_20_Symbols" style:num-suffix="." text:bullet-char="✗">
        <style:list-level-properties text:space-before="0.25in" text:min-label-width="0.25in" fo:text-align="end"/>
        <style:text-properties style:font-name="StarSymbol"/>
      </text:list-level-style-bullet>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2">
      <text:list-level-style-bullet text:level="1" text:style-name="Bullet_20_Symbols" style:num-suffix="." text:bullet-char="✔">
        <style:list-level-properties text:space-before="0.25in" text:min-label-width="0.25in" fo:text-align="end"/>
        <style:text-properties style:font-name="StarSymbol"/>
      </text:list-level-style-bullet>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زارش تعامل نرم افزار <text:span text:style-name="T1">Opxi</text:span> <text:span text:style-name="T1">Manager</text:span> در کاربرد سرویس های پروفایل <text:span text:style-name="T1">Opxi</text:span> <text:span text:style-name="T1">Call</text:span> <text:span text:style-name="T1">Manager</text:span></text:p>
      <text:p text:style-name="P2">بهراد زاری</text:p>
      <text:p text:style-name="P3">نسخه <text:span text:style-name="T2">۱</text:span>.<text:span text:style-name="T2">۱</text:span></text:p>
      <text:p text:style-name="P4"><text:span text:style-name="T3">۲</text:span><text:span text:style-name="T2">۵</text:span> آبان، <text:s/><text:span text:style-name="T2">۱۳۸۵</text:span></text:p>
      <text:p text:style-name="P5"/>
      <text:p text:style-name="P6">لیست اشکالات</text:p>
      <text:p text:style-name="P7">سرویس های Read و Update مربوط به هر <text:span text:style-name="T2">۳</text:span> موجودیت Agent، Workgroup و Skill تست شدند و موارد زیر بر اساس اولویت انجام مشاهده شدند.</text:p>
      <text:list text:style-name="L1">
        <text:list-item>
          <text:p text:style-name="P8"><text:span text:style-name="T4">مقدار</text:span><text:span text:style-name="T5"> </text:span><text:span text:style-name="T6">Staff</text:span><text:span text:style-name="T5"> </text:span><text:span text:style-name="T6">Message</text:span><text:span text:style-name="T5"> </text:span><text:span text:style-name="T4">در صفحه مربوط به</text:span><text:span text:style-name="T5"> </text:span><text:span text:style-name="T6">Opxi</text:span><text:span text:style-name="T5"> </text:span><text:span text:style-name="T6">Call</text:span><text:span text:style-name="T5"> </text:span><text:span text:style-name="T6">Manager</text:span><text:span text:style-name="T5"> </text:span><text:span text:style-name="T4">برای موجودیت</text:span><text:span text:style-name="T5"> </text:span><text:span text:style-name="T6">Workgroup</text:span><text:span text:style-name="T5"> </text:span><text:span text:style-name="T7">در اولین مشاهده</text:span><text:span text:style-name="T4"> به اشتباه (بصورت</text:span><text:span text:style-name="T5"> </text:span><text:span text:style-name="T8">Mailbox not Setup or Sound File is Null</text:span><text:span text:style-name="T9"> </text:span><text:span text:style-name="T4">) نمایش داده میشود. این در حالیست که مقدار صحیح این فیلد (همان </text:span><text:span text:style-name="T6">URL</text:span><text:span text:style-name="T5"> </text:span><text:span text:style-name="T4">فایل) در پروفایل وجود دارد. تذکر اینکه همین مورد باعث می شود در ویرایش پروفایل مقدار این فیلد از پروفایل حذف شود.</text:span></text:p>
        </text:list-item>
        <text:list-item>
          <text:p text:style-name="P8">مقدار Staff Message در صفحه مربوط به Opxi Call Manager برای موجودیت Skill <text:span text:style-name="T10">در اولین مشاهده</text:span> به اشتباه (بصورت<text:span text:style-name="T9"> </text:span><text:span text:style-name="T11">Mailbox not Setup or Sound File is Null</text:span><text:span text:style-name="T9"> </text:span>) نمایش داده میشود. این در حالیست که مقدار صحیح این فیلد (همان URL فایل) در پروفایل وجود دارد. تذکر اینکه همین مورد باعث می شود در ویرایش پروفایل مقدار این فیلد از پروفایل حذف شود.</text:p>
        </text:list-item>
        <text:list-item>
          <text:p text:style-name="P8">فیلد Waiting Audio در صفحه مربوط به Workgroup بلا استفاده بوده و باید حذف شود. (وجود این فیلد با مقدار Staff Message که همان فایل صوتی است، ایجاد ناسازگاری در نسخه نهایی پروفایل می کند.)</text:p>
        </text:list-item>
        <text:list-item>
          <text:p text:style-name="P8">فیلد Waiting Audio در صفحه مربوط به Skill بلا استفاده بوده و باید حذف شود. (وجود این فیلد با مقدار Staff Message که همان فایل صوتی است، ایجاد ناسازگاری در نسخه نهایی پروفایل می کند.)</text:p>
        </text:list-item>
        <text:list-item>
          <text:p text:style-name="P8">مقادیر ضریب عضویت مهارت هنگام <text:s/>ویرایش صفحه Opxi Call Manager برای موجودیت Agent بعد از انتخاب یا حذف موارد جدید حفظ نمی شوند.</text:p>
        </text:list-item>
        <text:list-item>
          <text:p text:style-name="P9">سرویس های تحت تاثیر موجودیت در هنگام حذف به درستی لیست نمی شوند.</text:p>
        </text:list-item>
      </text:list>
      <text:p text:style-name="P6">لیست امکانات پیاده سازی نشده</text:p>
      <text:p text:style-name="P7">نرم افزار Opxi Call Manager اخیرا سرویس های خاص منظوره ای را برای تضمین سازگاری اطلاعات ورودی از Opxi Manager و ساده تر شدن عملیات ویرایش پروفایل ها به سرویس های قبلی خود افزوده است.</text:p>
      <text:list text:style-name="L2">
        <text:list-item>
          <text:p text:style-name="P10">فراخوانی وب سرویس Opxi Call Manager برای دریافت لیست "Pool Type"های پیاده سازی شده و نمایش یک Combo Box به کاربر برای انتخاب در صفحه ویرایش پروفایل Skill و Workgorup.</text:p>
        </text:list-item>
        <text:list-item>
          <text:p text:style-name="P10">فراخوانی وب سرویس Opxi Call Manager برای دریافت لیست "Matching Rule" های پیاده سازی شده به همراه جزییات آنها (propertyهای تعریف شده هر یک) در صفحه ویرایش پروفایل Skill ها.</text:p>
        </text:list-item>
        <text:list-item>
          <text:p text:style-name="P10">فیلد شماره تلفن از صفحه Opxi Call Manager به صفحه اصلی Opxi Manager انتقال داده شود. (این تغییر شاید کمی سلیقه ای به نظر برسد اما وجود این فیلد در صفحه اصلی امکان ورود شماره تلفن را در هنگام ایجاد موجودیت را برقرار می کند که این روند به نظر کاراتر می- رسد.)</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azli3" svg:font-family="Nazli"/>
    <style:font-face style:name="Nazli2" svg:font-family="Nazli" style:font-adornments="Regular"/>
    <style:font-face style:name="Tahoma1" svg:font-family="Tahoma"/>
    <style:font-face style:name="Courier" svg:font-family="Courier" style:font-family-generic="modern"/>
    <style:font-face style:name="Nazli" svg:font-family="Nazli" style:font-adornments="Bold" style:font-pitch="variable"/>
    <style:font-face style:name="Nazli1" svg:font-family="Nazli" style:font-adornments="Regular"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in" fo:margin-right="0in" fo:margin-top="0in" fo:margin-bottom="1.111in"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Arial" style:font-name-complex="Arial"/>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008in" style:type="center"/>
          <style:tab-stop style:position="4.802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عنوان" style:family="paragraph" style:parent-style-name="Standard" style:next-style-name="نویسنده" style:master-page-name="">
      <style:paragraph-properties fo:margin-left="1.8in" fo:margin-right="1.8in" fo:margin-top="0in" fo:margin-bottom="0.3193in" fo:line-height="0.2417in" fo:text-align="center" style:justify-single-word="false" fo:keep-together="always" fo:hyphenation-ladder-count="no-limit" fo:text-indent="0in" style:auto-text-indent="false" fo:break-before="page" fo:background-color="transparent" style:shadow="none" fo:keep-with-next="always" style:writing-mode="rl-tb">
        <style:tab-stops>
          <style:tab-stop style:position="0.1972in"/>
        </style:tab-stops>
        <style:background-image/>
      </style:paragraph-properties>
      <style:text-properties fo:font-size="16pt" fo:font-weight="bold" style:font-size-asian="14pt" style:font-weight-asian="bold" style:font-name-complex="Nazli"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in" fo:margin-bottom="0.1528in" fo:text-align="center" style:justify-single-word="false" style:writing-mode="rl-tb"/>
      <style:text-properties fo:font-size="12pt" style:font-name-complex="Nazli1" style:font-size-complex="13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writing-mode="rl-tb">
        <style:tab-stops/>
      </style:paragraph-properties>
      <style:text-properties fo:font-size="11pt" style:font-size-asian="9pt" style:font-name-complex="Nazli1" style:font-size-complex="12pt"/>
    </style:style>
    <style:style style:name="ایمیل" style:family="paragraph" style:parent-style-name="Standard" style:next-style-name="چکیده" style:master-page-name="">
      <style:paragraph-properties fo:text-align="center" style:justify-single-word="false" style:writing-mode="rl-tb"/>
      <style:text-properties fo:font-size="11pt" style:font-size-asian="9pt" style:font-name-complex="Nazli1" style:font-size-complex="12pt"/>
    </style:style>
    <style:style style:name="تیتر_20_1" style:display-name="تیتر 1" style:family="paragraph" style:parent-style-name="Standard" style:next-style-name="پاراگراف" style:master-page-name="">
      <style:paragraph-properties fo:margin-left="0in" fo:margin-right="0in" fo:margin-top="0.361in" fo:margin-bottom="0.1945in" fo:text-align="end" style:justify-single-word="false" fo:keep-together="always" fo:hyphenation-ladder-count="no-limit" fo:text-indent="0in" style:auto-text-indent="false" fo:keep-with-next="always" style:writing-mode="rl-tb">
        <style:tab-stops>
          <style:tab-stop style:position="0.3154in"/>
        </style:tab-stops>
      </style:paragraph-properties>
      <style:text-properties fo:font-size="16pt" fo:font-weight="bold" style:font-size-asian="12pt" style:font-weight-asian="bold" style:font-name-complex="Nazli" style:font-size-complex="17pt" style:font-weight-complex="bold" fo:hyphenate="false" fo:hyphenation-remain-char-count="2" fo:hyphenation-push-char-count="2"/>
    </style:style>
    <style:style style:name="تیتر_20_2" style:display-name="تیتر 2" style:family="paragraph" style:parent-style-name="Standard" style:next-style-name="پاراگراف">
      <style:paragraph-properties fo:margin-left="0in" fo:margin-right="0in" fo:margin-top="0.3055in" fo:margin-bottom="0.1528in" fo:keep-together="always" fo:hyphenation-ladder-count="no-limit" fo:text-indent="0in" style:auto-text-indent="false" fo:keep-with-next="always" style:writing-mode="rl-tb">
        <style:tab-stops>
          <style:tab-stop style:position="0.3543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تیتر_20_3" style:display-name="تیتر 3" style:family="paragraph" style:parent-style-name="Standard" style:next-style-name="پاراگراف" style:master-page-name="">
      <style:paragraph-properties fo:margin-left="0in" fo:margin-right="0in" fo:margin-top="0.222in" fo:margin-bottom="0in" fo:keep-together="always" fo:hyphenation-ladder-count="no-limit" fo:text-indent="0in" style:auto-text-indent="false" fo:keep-with-next="always" style:writing-mode="rl-tb">
        <style:tab-stops>
          <style:tab-stop style:position="0.1972in"/>
        </style:tab-stops>
      </style:paragraph-properties>
      <style:text-properties fo:font-weight="bold" style:font-weight-asian="bold" style:font-name-complex="Nazli" style:font-size-complex="11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1575in" fo:margin-right="0in" fo:margin-top="0.0835in" fo:margin-bottom="0.0835in" fo:text-align="center" style:justify-single-word="false" fo:text-indent="0.1575in" style:auto-text-indent="false">
        <style:tab-stops>
          <style:tab-stop style:position="4.1736in"/>
        </style:tab-stops>
      </style:paragraph-properties>
      <style:text-properties style:font-name-complex="Nazli1" style:font-size-complex="11pt"/>
    </style:style>
    <style:style style:name="figlegend" style:family="paragraph" style:parent-style-name="Standard" style:next-style-name="Standard">
      <style:paragraph-properties fo:margin-left="0in" fo:margin-right="0in" fo:margin-top="0.0835in" fo:margin-bottom="0.1665in" fo:keep-together="always" fo:text-indent="0in" style:auto-text-indent="false" fo:keep-with-next="always"/>
      <style:text-properties fo:font-size="9pt" style:font-size-asian="9pt" style:font-size-complex="9pt"/>
    </style:style>
    <style:style style:name="tablelegend" style:family="paragraph" style:parent-style-name="Standard" style:next-style-name="Standard">
      <style:paragraph-properties fo:margin-left="0in" fo:margin-right="0in" fo:margin-top="0.1665in" fo:margin-bottom="0.0835in" fo:keep-together="always" fo:text-indent="0in" style:auto-text-indent="false" fo:keep-with-next="always"/>
      <style:text-properties fo:font-size="9pt" fo:language="de" fo:country="DE" style:font-size-asian="9pt" style:font-size-complex="9pt"/>
    </style:style>
    <style:style style:name="پاراگراف" style:family="paragraph" style:parent-style-name="Standard" style:next-style-name="تیتر_20_1" style:master-page-name="">
      <style:paragraph-properties fo:margin-left="0in" fo:margin-right="0in" fo:text-align="end" style:justify-single-word="false" fo:text-indent="0.2in" style:auto-text-indent="false" style:writing-mode="rl-tb"/>
      <style:text-properties fo:font-size="14pt" style:font-name-complex="Nazli1" style:font-size-complex="15pt"/>
    </style:style>
    <style:style style:name="چکیده" style:family="paragraph" style:parent-style-name="پاراگراف" style:next-style-name="تیتر_20_1" style:master-page-name="">
      <style:paragraph-properties fo:margin-left="0.3937in" fo:margin-right="0.3937in" fo:margin-top="0.4165in" fo:margin-bottom="0.0835in" fo:text-align="end" style:justify-single-word="false" fo:text-indent="0in" style:auto-text-indent="false" style:writing-mode="rl-tb"/>
      <style:text-properties fo:font-size="9pt" style:font-size-asian="9pt" style:font-name-complex="Nazli1" style:font-size-complex="10pt"/>
    </style:style>
    <style:style style:name="مراجع" style:family="paragraph" style:parent-style-name="Standard" style:master-page-name="">
      <style:paragraph-properties fo:margin-left="0.1575in" fo:margin-right="0in" fo:text-align="start" style:justify-single-word="false" fo:text-indent="-0.1575in" style:auto-text-indent="false"/>
      <style:text-properties fo:font-size="9pt" style:font-size-asian="9pt" style:font-name-complex="Nazli1" style:font-size-complex="10pt"/>
    </style:style>
    <style:style style:name="Running_20_head_20_-_20_left" style:display-name="Running head - left" style:family="paragraph" style:parent-style-name="Standard">
      <style:paragraph-properties fo:margin-left="0in" fo:margin-right="0in" fo:margin-top="0in" fo:margin-bottom="0.1665in"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موردی" style:family="paragraph" style:parent-style-name="Standard" style:master-page-name="">
      <style:paragraph-properties fo:margin-left="0.1575in" fo:margin-right="0in" fo:margin-top="0.3in" fo:margin-bottom="0in" fo:text-align="end" style:justify-single-word="false" fo:text-indent="-0.1575in" style:auto-text-indent="false" style:writing-mode="rl-tb">
        <style:tab-stops>
          <style:tab-stop style:position="0in"/>
          <style:tab-stop style:position="0.1575in"/>
        </style:tab-stops>
      </style:paragraph-properties>
      <style:text-properties fo:font-size="14pt" style:font-name-complex="Nazli1" style:font-size-complex="15pt" style:language-complex="en" style:country-complex="US"/>
    </style:style>
    <style:style style:name="Bullet_20_Item" style:display-name="Bullet Item" style:family="paragraph" style:parent-style-name="موردی"/>
    <style:style style:name="Numbered_20_Item" style:display-name="Numbered Item" style:family="paragraph" style:parent-style-name="موردی"/>
    <style:style style:name="کد_20_برنامه" style:display-name="کد برنامه" style:family="paragraph" style:parent-style-name="Standard">
      <style:paragraph-properties fo:margin-left="0.1575in" fo:margin-right="0in" fo:margin-top="0.0835in" fo:margin-bottom="0.0835in" fo:text-align="start" style:justify-single-word="false" fo:text-indent="0in" style:auto-text-indent="false">
        <style:tab-stops>
          <style:tab-stop style:position="0.7874in"/>
          <style:tab-stop style:position="0.9055in"/>
          <style:tab-stop style:position="1.0236in"/>
          <style:tab-stop style:position="1.1417in"/>
          <style:tab-stop style:position="1.2598in"/>
          <style:tab-stop style:position="1.378in"/>
          <style:tab-stop style:position="1.4957in"/>
          <style:tab-stop style:position="1.6146in"/>
        </style:tab-stops>
      </style:paragraph-properties>
      <style:text-properties style:font-name="Courier" fo:font-size="11pt" style:font-size-complex="11pt"/>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text-properties fo:font-size="9pt" style:font-size-asian="9pt" style:font-size-complex="9pt"/>
    </style:style>
    <style:style style:name="تیتر_20_4" style:display-name="تیتر 4" style:family="paragraph" style:parent-style-name="Standard" style:next-style-name="پاراگراف">
      <style:paragraph-properties fo:margin-left="0in" fo:margin-right="0in" fo:margin-top="0.222in" fo:margin-bottom="0in" fo:text-indent="0in" style:auto-text-indent="false"/>
      <style:text-properties fo:font-style="italic" style:font-style-asian="italic" style:font-style-complex="italic"/>
    </style:style>
    <style:style style:name="تیتر" style:family="paragraph" style:parent-style-name="Header" style:master-page-name="">
      <style:paragraph-properties fo:text-align="end" style:justify-single-word="false" style:writing-mode="rl-tb"/>
      <style:text-properties fo:font-size="12pt" style:font-name-complex="Nazli1" style:font-size-complex="13pt"/>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z3" style:family="text">
      <style:text-properties style:font-name="Tms Rmn"/>
    </style:style>
    <style:style style:name="Default_20_Paragraph_20_Font" style:display-name="Default Paragraph Font"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Behrad Zari</meta:initial-creator>
    <meta:creation-date>2006-11-15T12:37:58</meta:creation-date>
    <dc:creator>Behrad Zari</dc:creator>
    <dc:date>2006-11-16T12:59:48</dc:date>
    <dc:language>en-US</dc:language>
    <meta:editing-cycles>148</meta:editing-cycles>
    <meta:editing-duration>PT51M25S</meta:editing-duration>
    <meta:user-defined meta:name="Info 1"/>
    <meta:user-defined meta:name="Info 2"/>
    <meta:user-defined meta:name="Info 3"/>
    <meta:user-defined meta:name="Info 4"/>
    <meta:document-statistic meta:table-count="0" meta:image-count="0" meta:object-count="0" meta:page-count="2" meta:paragraph-count="17" meta:word-count="434" meta:character-count="2268"/>
  </office:meta>
</office:document-meta>
</file>